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Medium" svg:font-family="'Ubuntu Medium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edium" fo:font-size="18pt" fo:font-weight="bold" officeooo:rsid="00155aa5" officeooo:paragraph-rsid="00155aa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Medium" fo:font-size="18pt" fo:font-weight="bold" officeooo:rsid="00155aa5" officeooo:paragraph-rsid="00155aa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Medium" fo:font-size="18pt" fo:font-weight="normal" officeooo:rsid="00155aa5" officeooo:paragraph-rsid="00155aa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55aa5"/>
    </style:style>
    <style:style style:name="T1" style:family="text">
      <style:text-properties officeooo:rsid="0016a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Programmation Fonctionnelle</text:p>
      <text:p text:style-name="P3">BAUDELET Conrad &amp; LE FEYER Aymeric</text:p>
      <text:p text:style-name="P3"/>
      <text:p text:style-name="P2">Partie 1 : Calculs d’intégrales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Medium" svg:font-family="'Ubuntu Medium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3:11:36.615000000</meta:creation-date>
    <dc:date>2019-10-08T13:17:59.010000000</dc:date>
    <meta:editing-duration>PT6M24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3" meta:word-count="14" meta:character-count="95" meta:non-whitespace-character-count="84"/>
  </office:meta>
</office:document-meta>
</file>